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" svg:font-family="Lucidasans"/>
    <style:font-face style:name="Palatino" svg:font-family="Palatino"/>
    <style:font-face style:name="Preeti" svg:font-family="Preeti"/>
    <style:font-face style:name="BookAntiqua" svg:font-family="BookAntiqua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BookAntiqua" fo:font-size="36pt" style:font-name-asian="BookAntiqua" style:font-size-asian="36pt" style:font-name-complex="BookAntiqua" style:font-size-complex="36pt"/>
    </style:style>
    <style:style style:name="P3" style:family="paragraph" style:parent-style-name="Standard" style:master-page-name="Standard">
      <style:paragraph-properties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BookAntiqua" fo:font-size="36pt" style:font-name-asian="BookAntiqua" style:font-size-asian="36pt" style:font-name-complex="BookAntiqua" style:font-size-complex="3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o; cg'dltkqsf] k'/f c+z k9\g'';\ htt;://creativecommons.org/licenses/by-nc-sa/3.0/deed.eo</text:p>
      <text:p text:style-name="P1"/>
      <text:p text:style-name="P1">;Gbe{;"rL u|Gy;"rL</text:p>
      <text:p text:style-name="P1"/>
      <text:p text:style-name="P1">cu|]hL g]kfnL ;femf zAbsf]z, g/]Gb|dl0f cfrfo{ bLlIft, ;femf k|sfzg, bf];|f\ ;+:s/0f, @)$$</text:p>
      <text:p text:style-name="P2">Consise Esperanto and Esperanto dictionary, JC Wells, Teach Yourself Books, fourth edition 1986</text:p>
      <text:p text:style-name="P2">Esperanto-English <text:soft-page-break/>Disctionary, Bontagu C butler, British Esperanto Association, 1967</text:p>
      <text:p text:style-name="P2">Oxford Advanced Learner's Dictionary, ed. Sally Wehmerier, Oxford University Press.</text:p>
      <text:p text:style-name="P2">La Nova Plena Ilustrita Vortaro de Esperanto, Sennaica Asocio Tutmonda, 200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" svg:font-family="Lucidasans"/>
    <style:font-face style:name="Palatino" svg:font-family="Palatino"/>
    <style:font-face style:name="Preeti" svg:font-family="Preeti"/>
    <style:font-face style:name="BookAntiqua" svg:font-family="BookAntiqua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font-size-asian="10.5pt" style:language-asian="zxx" style:country-asian="none" style:font-size-complex="12pt" style:language-complex="ne" style:country-complex="NP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Preeti" fo:font-size="12pt" fo:language="eo" fo:country="none" style:font-name-asian="Preeti" style:font-size-asian="10.5pt" style:language-asian="zxx" style:country-asian="none" style:font-name-complex="Preeti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ucida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dc:creator>Jacob Nordfalk</dc:creator>
    <dc:date>2009-01-28T09:38:21</dc:date>
    <meta:editing-cycles>1</meta:editing-cycles>
    <meta:editing-duration>PT21M23S</meta:editing-duration>
    <meta:user-defined meta:name="Informo 1"/>
    <meta:user-defined meta:name="Informo 2"/>
    <meta:user-defined meta:name="Informo 3"/>
    <meta:user-defined meta:name="Informo 4"/>
    <meta:document-statistic meta:table-count="0" meta:image-count="0" meta:object-count="0" meta:page-count="2" meta:paragraph-count="7" meta:word-count="84" meta:character-count="535"/>
  </office:meta>
</office:document-meta>
</file>